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4" style:family="paragraph" style:parent-style-name="Standard" style:list-style-name="L2">
      <style:paragraph-properties fo:margin-left="0.9846in" fo:margin-right="0in" fo:text-align="justify" style:justify-single-word="false" fo:text-indent="-0.25in" style:auto-text-indent="false"/>
    </style:style>
    <style:style style:name="P5" style:family="paragraph" style:parent-style-name="Standard" style:list-style-name="L2">
      <style:paragraph-properties fo:margin-left="0.9846in" fo:margin-right="0in" fo:text-align="justify" style:justify-single-word="false" fo:text-indent="-0.25in" style:auto-text-indent="false"/>
      <style:text-properties fo:font-weight="bold" style:font-weight-asian="bold" style:font-weight-complex="bold"/>
    </style:style>
    <style:style style:name="P6" style:family="paragraph" style:parent-style-name="Standard" style:list-style-name="L2">
      <style:paragraph-properties fo:margin-left="0.7346in" fo:margin-right="0in" fo:text-align="justify" style:justify-single-word="false" fo:text-indent="0in" style:auto-text-indent="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bold" style:font-size-asian="10.5pt" style:font-weight-asian="normal" style:font-size-complex="12pt" style:font-weight-complex="bold"/>
    </style:style>
    <style:style style:name="T4" style:family="text">
      <style:text-properties fo:font-size="12pt"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in Rogovin</text:p>
      <text:p text:style-name="P1">WRATH WebKit</text:p>
      <text:p text:style-name="P1">Nomovok</text:p>
      <text:p text:style-name="P1">September 28, 2011</text:p>
      <text:p text:style-name="P1"/>
      <text:p text:style-name="P1"/>
      <text:p text:style-name="P1"/>
      <text:p text:style-name="P2">WRATH WebKit</text:p>
      <text:p text:style-name="P2"/>
      <text:p text:style-name="P3"><text:tab/><text:span text:style-name="T1">WRATHWebKit is a build of WebKit using the WRATH rendering infrastructure for the rendering of WebKit. The main features of WRATHWebKit over other webkit builds are:</text:span></text:p>
      <text:p text:style-name="P3"><text:span text:style-name="T1"/></text:p>
      <text:list xml:id="list539314391" text:style-name="L2">
        <text:list-item>
          <text:p text:style-name="P4"><text:span text:style-name="T3">Sharp zoom: </text:span><text:span text:style-name="T2">Sharp zoom is where that during a zoom gesture the contents (in particular the letters) of a web page stay sharp. Current mobile browsers (iOS Safari for examples) have that during the zoom gesture the text gets very blurry and smudged and at the end of the zoom gesture, the content is re-rendered to be sharp. </text:span></text:p>
        </text:list-item>
        <text:list-item>
          <text:p text:style-name="P5"><text:span text:style-name="T4">Immediate Scroll: </text:span><text:span text:style-name="T2">For a large web page, or for that matter when viewing a web page under significant magnification, if a user scrolls quickly, no web content is visible once the scrolling goes far enough fast enough. The web content becomes visible typically after the scrolling gesture is completed, or in some cases as tile chunks when scrolling slows down. WRATHWebKit will always display content, regardless of speed of scrolling by the user regardless of the zoom factor as well.</text:span></text:p>
        </text:list-item>
        <text:list-item>
          <text:p text:style-name="P5"><text:span text:style-name="T4">FastDraw:</text:span><text:span text:style-name="T2"> animated content via HTML elements (but not via Canvas drawing) will perform as fast as scrolling and zooming. An example of animated HTML elements can be found at </text:span><text:bookmark-start text:name="__DdeLink__1_1729659100"/><text:a xlink:type="simple" xlink:href="http://themaninblue.com/experiment/AnimationBenchmark/html"><text:span text:style-name="T2">http://themaninblue.com/experiment/AnimationBenchmark/html</text:span></text:a><text:bookmark-end text:name="__DdeLink__1_1729659100"/><text:span text:style-name="T2">. The Apple iPad has issues with the pure html form: poor performance (typically under 3 frames per second) and rendering issues. <text:s/>The ultimate cause is because of the procedural nature of Safari's rendering strategy for formatted data elements.</text:span></text:p>
        </text:list-item>
        <text:list-item>
          <text:p text:style-name="P5"><text:span text:style-name="T4">Hardware Acceleration: </text:span><text:span text:style-name="T2"><text:s/>WRATHWebKit will rely on OpenGL (GLES2 for embedded and GL2.0 or higher for non-embedded) for drawing all web content. Additionally, if a hardware platform exposes an API (examples such as OpenMAX using an EGLImage as buffer, see “The OpenMAX Integration Layer Specification” v1.1, <text:s/>section 3.2.2.19, or NVIDIA's <text:s/>VDPAU-GL interop API, see </text:span><text:a xlink:type="simple" xlink:href="http://www.opengl.org/registry/specs/NV/vdpau_interop.txt"><text:span text:style-name="T2">http://www.opengl.org/registry/specs/NV/vdpau_interop.txt</text:span></text:a><text:span text:style-name="T2"> ) where video is <text:s/>decoded to a surface immediately consumable by GL, the video will be hardware accelerated for seamless video viewing of web content.</text:span></text:p>
        </text:list-item>
        <text:list-item>
          <text:p text:style-name="P5"><text:span text:style-name="T4">Lower Power Consumption: </text:span><text:span text:style-name="T2">In contrast to most other browsers, WRATHWebKit will rely entirely on the OpenGL (or OpenGL ES2) implementation to draw and present web content. Additionally, the WRATH rendering infrastructure is data oriented rather than procedurally oriented. Other web browsers are either CPU based or have a procedural use pattern for OpenGL. A procedural approach to drawing for web content (and user interfaces in general) forces the regeneration of attribute data and thrashing of GL state impacting performance and significantly increasing CPU usage. In contrast, WRATH is a data oriented API so that data is not regenerated when sent to GL. Moreover, drawing is scheduled to avoid state thrashing. In contrast, current mobile web browsers use more memory since they cache render results into images. This caching other web browsers </text:span><text:soft-page-break/><text:span text:style-name="T2">use is a work-around to the fact their raw web rendering is too slow (because it hammers the CPU). <text:s/>The side affects of this caching can be seen during fast scrolling of web pages as the tiles are not generated quickly enough.</text:span></text:p>
          <text:p text:style-name="P6"><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Rogovin</meta:initial-creator>
    <meta:creation-date>2011-09-28T09:56:29</meta:creation-date>
    <dc:date>2011-09-28T11:02:37</dc:date>
    <dc:creator>Kevin Rogovin</dc:creator>
    <meta:editing-duration>PT00H50M47S</meta:editing-duration>
    <meta:editing-cycles>5</meta:editing-cycles>
    <meta:generator>OpenOffice.org/3.2$Linux OpenOffice.org_project/320m12$Build-9483</meta:generator>
    <meta:document-statistic meta:table-count="0" meta:image-count="0" meta:object-count="0" meta:page-count="2" meta:paragraph-count="11" meta:word-count="501" meta:character-count="3167"/>
  </office:meta>
</office:document-meta>
</file>